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var ff-mono" svg:font-family="'var ff-mono'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text-position="0% 100%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7" style:family="paragraph" style:parent-style-name="Standard">
      <style:paragraph-properties style:writing-mode="lr-tb"/>
      <style:text-properties officeooo:rsid="005f6c05" officeooo:paragraph-rsid="005f6c05"/>
    </style:style>
    <style:style style:name="P8" style:family="paragraph" style:parent-style-name="Standard">
      <style:paragraph-properties style:writing-mode="lr-tb"/>
      <style:text-properties fo:language="fr" fo:country="FR" officeooo:paragraph-rsid="00600363" style:language-asian="zh" style:country-asian="CN" style:language-complex="hi" style:country-complex="IN"/>
    </style:style>
    <style:style style:name="P9" style:family="paragraph" style:parent-style-name="Standard">
      <style:paragraph-properties style:writing-mode="lr-tb"/>
      <style:text-properties officeooo:paragraph-rsid="006134df"/>
    </style:style>
    <style:style style:name="P10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6134df" style:language-asian="zh" style:country-asian="CN" style:language-complex="hi" style:country-complex="IN"/>
    </style:style>
    <style:style style:name="T4" style:family="text">
      <style:text-properties officeooo:rsid="0064e31a"/>
    </style:style>
    <style:style style:name="T5" style:family="text">
      <style:text-properties fo:language="fr" fo:country="FR" officeooo:rsid="0061d82b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de rapport de constatation</text:p>
      <text:p text:style-name="P2"/>
      <text:p text:style-name="P2">Mairie {{ commune }}</text:p>
      <text:p text:style-name="P2"/>
      <text:p text:style-name="P3">RAPPORT de : [Police / Marie]</text:p>
      <text:p text:style-name="P2"/>
      <text:p text:style-name="P4"/>
      <text:p text:style-name="P4"><text:span text:style-name="T1">Objet</text:span> : Rapport de constatation d’un dép<text:span text:style-name="T2">ôt sauvage en date du</text:span> {{ date_constat }} à {{ heure_constat }}.</text:p>
      <text:p text:style-name="P4"/>
      <text:p text:style-name="P4">Société ou personne concernée : {{ auteur_signalement|title }}</text:p>
      <text:p text:style-name="P4"/>
      <text:p text:style-name="P5">Constatation<text:span text:style-name="T2">s</text:span></text:p>
      <text:p text:style-name="P4"><text:span text:style-name="T2"/></text:p>
      <text:p text:style-name="P4">Le {{ date_constat }} à {{ heure_constat }} à {{ localisation_depot }}, {{ auteur_signalement }}, sur la commune de {{ commune }} constate les éléments suivants :</text:p>
      <text:p text:style-name="P4"/>
      <text:p text:style-name="P4">{% if nature_terrain %} Des déchets sont entreposés sur un terrain {{ nature_terrain }}.{% endif %} Il s’agit d’un dép<text:span text:style-name="T2">ôt sauvage dont le volume est estimé à {{volume_depot }} et qui se compose de {{ types_depot }}.</text:span></text:p>
      <text:p text:style-name="P4"><text:span text:style-name="T2">{% if photo_dispo %}</text:span></text:p>
      <text:p text:style-name="P4"><text:span text:style-name="T2">Une planche photographique est jointe en annexe du présent rapport.</text:span></text:p>
      <text:p text:style-name="P4"><text:span text:style-name="T2">{% endif %}</text:span></text:p>
      <text:p text:style-name="P4"><text:span text:style-name="T2">(Le cas échéant :</text:span></text:p>
      <text:p text:style-name="P6">- précisez l’identité du propriétaire du terrain ;</text:p>
      <text:p text:style-name="P6">-précisez s’il s’agit d’une zone particulière (zone agricole, zone forestière, zone naturelle, zone humide, zone Natura 2000, zone Ramsar, etc.) ;</text:p>
      <text:p text:style-name="P4">- précisez s’il existe un cours d’eau à proximité ou un captage d’eau ;</text:p>
      <text:p text:style-name="P4">- précisez l’identité et qualité des personnes rencontrées ;</text:p>
      <text:p text:style-name="P4">- détaillez ici la nature des vérifications auxquelles il a été procédé ;</text:p>
      <text:p text:style-name="P4"><text:span text:style-name="T2">- apportez tout autre élément (présence d’habitation, présence d’élevage, voie ferrée, etc.).</text:span></text:p>
      <text:p text:style-name="P4"><text:span text:style-name="T2">{% if auteur_identifie %}</text:span></text:p>
      <text:p text:style-name="P4"><text:span text:style-name="T2">Les éléments présents sur place {{ indices_disponibles }} permettent d’identifier que l’auteur présumé des faits est [REMPLIR nom_auteur + identite_auteur].]</text:span></text:p>
      <text:p text:style-name="P4"><text:span text:style-name="T2">{% endif %}</text:span></text:p>
      <text:p text:style-name="P4"><text:span text:style-name="T2"/></text:p>
      <text:p text:style-name="P5">Préjudice</text:p>
      <text:p text:style-name="P4"/>
      <text:p text:style-name="P4">{% if arrete_municipal_existe %}</text:p>
      <text:p text:style-name="P4">La commune de {{ commune }} dispose d’un arr<text:span text:style-name="T2">êté ou d’une délibération municipale encadrant les dépôts sauvages de déchets et fixant le montant du forfait d’enlèvement à </text:span><text:span text:style-name="T3">[ REMPLIR montant forfait].</text:span></text:p>
      <text:p text:style-name="P7"><text:span text:style-name="T2">{% endif %}</text:span></text:p>
      <text:p text:style-name="P8">Le préjudice pour la commune est estimé à {{ montant_total_prejudice }}<text:span text:style-name="T4">€</text:span>. Cela correspond à [REMPLIR calcul_prejudice ou « la facture payée par la mairie pour faire retirer le dépôt sauvage par un professionnel ».]</text:p>
      <text:p text:style-name="P4">{% if souhaite_porter_plainte %}</text:p>
      <text:p text:style-name="P9"><text:span text:style-name="T2">Une plainte au nom de la commune de </text:span><text:span text:style-name="T5">{{ commune }}</text:span><text:span text:style-name="T2"> sera déposée pour les faits constatés.</text:span></text:p>
      <text:p text:style-name="P9"><text:soft-page-break/><text:span text:style-name="T2">{% endif %}</text:span></text:p>
      <text:p text:style-name="P9"><text:span text:style-name="T2"/></text:p>
      <text:p text:style-name="P4"><text:span text:style-name="T2"/></text:p>
      <text:p text:style-name="P5">Transmission du rapport</text:p>
      <text:p text:style-name="P10">- [REMPLIR brigade] ;</text:p>
      <text:p text:style-name="P10">- La sous-préfecture de l’arrondissement de [REMPLIR sous_pref] ;</text:p>
      <text:p text:style-name="P10">- Le procureur de la République près le tribunal judiciaire de [REMPLIR tribunal] ;</text:p>
      <text:p text:style-name="P10">- La direction départementale des territoires de [REMPLIR département]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inherit" svg:font-family="inherit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background-color="#ffff00"/>
    </style:style>
    <style:style style:name="MP2" style:family="paragraph" style:parent-style-name="Footer">
      <style:paragraph-properties fo:text-align="center" style:justify-single-word="false" style:writing-mode="lr-tb"/>
      <style:text-properties officeooo:paragraph-rsid="0005759c" fo:background-color="#ffff00"/>
    </style:style>
    <style:style style:name="MT1" style:family="text">
      <style:text-properties officeooo:rsid="000253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A </text:span>CHARTE GRAPHIQUE DE LA COMMUNE <text:span text:style-name="MT1">ICI</text:span></text:p>
      </style:header>
      <style:footer>
        <text:p text:style-name="MP2"><text:span text:style-name="MT1">AJOUTER LA </text:span>CHARTE GRAPHIQUE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01:01:31.987977905</dc:date>
    <meta:editing-cycles>100</meta:editing-cycles>
    <meta:editing-duration>PT11H42M38S</meta:editing-duration>
    <meta:generator>LibreOffice/24.8.5.2$Linux_X86_64 LibreOffice_project/480$Build-2</meta:generator>
    <meta:document-statistic meta:table-count="0" meta:image-count="0" meta:object-count="0" meta:page-count="2" meta:paragraph-count="36" meta:word-count="382" meta:character-count="2379" meta:non-whitespace-character-count="2033"/>
    <meta:user-defined meta:name="AppVersion">15.0000</meta:user-defined>
  </office:meta>
</office:document-meta>
</file>